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Has sintetizado con claridad tanto el <text:span text:style-name="Strong_20_Emphasis">objetivo temático</text:span> como la <text:span text:style-name="Strong_20_Emphasis">dimensión filosófica</text:span> que queremos transmitir. A partir de este enfoque, puedo proponerte el siguiente <text:span text:style-name="Emphasis">sumario de temas</text:span> para la sección 2, organizado con progresión lógica, tono accesible y guiado por las ideas centrales que ya discutimos:</text:p>
      <text:p text:style-name="Horizontal_20_Line"/>
      <text:h text:style-name="Heading_20_2" text:outline-level="2"><text:span text:style-name="Strong_20_Emphasis">2. Una sola cosa que vive</text:span></text:h>
      <text:p text:style-name="Quotations"><text:span text:style-name="Emphasis">La vida no son los seres vivos. La vida es una sola criatura, formada por ellos.</text:span></text:p>
      <text:p text:style-name="Horizontal_20_Line"/>
      <text:h text:style-name="Heading_20_3" text:outline-level="3"><text:span text:style-name="Strong_20_Emphasis">2.1. Una criatura solitaria que habita el universo</text:span></text:h>
      <text:list xml:id="list3933424855" text:style-name="L1">
        <text:list-item>
          <text:p text:style-name="P1">Afirmación central: la vida es una <text:span text:style-name="Strong_20_Emphasis">única entidad</text:span>, una criatura <text:span text:style-name="Strong_20_Emphasis">gigantesca</text:span>, <text:span text:style-name="Strong_20_Emphasis">inteligente</text:span>, <text:span text:style-name="Strong_20_Emphasis">inmortal</text:span>, que <text:span text:style-name="Strong_20_Emphasis">piensa eternamente</text:span>.</text:p>
        </text:list-item>
        <text:list-item>
          <text:p text:style-name="P1">Esta criatura no está compuesta de músculos y huesos, sino de <text:span text:style-name="Strong_20_Emphasis">ADN, reproducción y ciclos de vida</text:span>.</text:p>
        </text:list-item>
        <text:list-item>
          <text:p text:style-name="P1">Habita no solo la Tierra, sino potencialmente <text:span text:style-name="Strong_20_Emphasis">todo el universo</text:span>. Donde hay materia, puede surgir.</text:p>
        </text:list-item>
        <text:list-item>
          <text:p text:style-name="P1">Ella no se mueve ni habla: <text:span text:style-name="Strong_20_Emphasis">piensa</text:span>. Resolver problemas es su única actividad.</text:p>
        </text:list-item>
        <text:list-item>
          <text:p text:style-name="P1">¿Dios? ¿Máquina? ¿Organismo? ¿Universo consciente? No lo sabemos. Pero existe.</text:p>
        </text:list-item>
      </text:list>
      <text:p text:style-name="Horizontal_20_Line"/>
      <text:h text:style-name="Heading_20_3" text:outline-level="3"><text:span text:style-name="Strong_20_Emphasis">2.2. El árbol de la vida: un solo origen</text:span></text:h>
      <text:list xml:id="list1672493243" text:style-name="L2">
        <text:list-item>
          <text:p text:style-name="P2">Todas las especies están relacionadas. Forman un <text:span text:style-name="Strong_20_Emphasis">único árbol genealógico</text:span>.</text:p>
        </text:list-item>
        <text:list-item>
          <text:p text:style-name="P2">Como ramas de un mismo tronco, cada nueva especie surge de una anterior.</text:p>
        </text:list-item>
        <text:list-item>
          <text:p text:style-name="P2">Podemos rastrear cualquier ser vivo hasta el <text:span text:style-name="Strong_20_Emphasis">primer organismo</text:span> que cobró vida.</text:p>
        </text:list-item>
        <text:list-item>
          <text:p text:style-name="P2">Las <text:span text:style-name="Strong_20_Emphasis">similitudes genéticas</text:span> confirman esta conexión: la vida es una sola historia continua.</text:p>
        </text:list-item>
      </text:list>
      <text:p text:style-name="Horizontal_20_Line"/>
      <text:h text:style-name="Heading_20_3" text:outline-level="3"><text:span text:style-name="Strong_20_Emphasis">2.3. Individuos: ilusiones de separación</text:span></text:h>
      <text:list xml:id="list4193554199" text:style-name="L3">
        <text:list-item>
          <text:p text:style-name="P3">A simple vista, vemos <text:span text:style-name="Strong_20_Emphasis">seres independientes</text:span>, cada uno con voluntad propia.</text:p>
        </text:list-item>
        <text:list-item>
          <text:p text:style-name="P3">Pero no existen sin el sistema: no hay cabras sin oxígeno, ni pájaros sin plantas.</text:p>
        </text:list-item>
        <text:list-item>
          <text:p text:style-name="P3">Son <text:span text:style-name="Strong_20_Emphasis">componentes temporales</text:span> del sistema total.</text:p>
        </text:list-item>
        <text:list-item>
          <text:p text:style-name="P3">Como las células de un cuerpo, o las hojas de un árbol, <text:span text:style-name="Strong_20_Emphasis">nacen, funcionan, y mueren</text:span>, sin conocer el conjunto al que pertenecen.</text:p>
        </text:list-item>
      </text:list>
      <text:p text:style-name="Horizontal_20_Line"/>
      <text:h text:style-name="Heading_20_3" text:outline-level="3"><text:soft-page-break/><text:span text:style-name="Strong_20_Emphasis">2.4. Una inteligencia que se distribuye en el tiempo</text:span></text:h>
      <text:list xml:id="list4061700950" text:style-name="L4">
        <text:list-item>
          <text:p text:style-name="P4">Cada individuo <text:span text:style-name="Strong_20_Emphasis">solo existe un instante</text:span> dentro de un proceso largo.</text:p>
        </text:list-item>
        <text:list-item>
          <text:p text:style-name="P4">No conoce el problema que está resolviendo. Solo <text:span text:style-name="Strong_20_Emphasis">cumple su ciclo</text:span> y desaparece.</text:p>
        </text:list-item>
        <text:list-item>
          <text:p text:style-name="P4">Es en la sucesión de individuos, generación tras generación, que la vida <text:span text:style-name="Strong_20_Emphasis">transforma datos, explora caminos, prueba soluciones</text:span>.</text:p>
        </text:list-item>
        <text:list-item>
          <text:p text:style-name="P4">Los individuos <text:span text:style-name="Strong_20_Emphasis">no piensan</text:span>. La vida <text:span text:style-name="Strong_20_Emphasis">piensa con ellos</text:span>.</text:p>
        </text:list-item>
      </text:list>
      <text:p text:style-name="Horizontal_20_Line"/>
      <text:h text:style-name="Heading_20_3" text:outline-level="3"><text:span text:style-name="Strong_20_Emphasis">2.5. El Espíritu oculto</text:span></text:h>
      <text:list xml:id="list2292096905" text:style-name="L5">
        <text:list-item>
          <text:p text:style-name="P5">¿Qué une a todas estas criaturas? ¿Qué les da dirección?</text:p>
        </text:list-item>
        <text:list-item>
          <text:p text:style-name="P5">Una inteligencia profunda, silenciosa, que <text:span text:style-name="Strong_20_Emphasis">no vemos desde nuestra perspectiva</text:span>.</text:p>
        </text:list-item>
        <text:list-item>
          <text:p text:style-name="P5">Un “espíritu” o “presencia” que recorre a todos los seres y los hace formar parte de un <text:span text:style-name="Strong_20_Emphasis">único proceso con sentido</text:span>.</text:p>
        </text:list-item>
        <text:list-item>
          <text:p text:style-name="P5"><text:span text:style-name="Strong_20_Emphasis">No es un alma personal. Es una inteligencia sistémica.</text:span> No sabemos si tiene intención, pero sí sabemos que actúa.</text:p>
        </text:list-item>
      </text:list>
      <text:p text:style-name="Horizontal_20_Line"/>
      <text:h text:style-name="Heading_20_3" text:outline-level="3"><text:span text:style-name="Strong_20_Emphasis">2.6. Anticipación del laboratorio</text:span></text:h>
      <text:list xml:id="list4227978000" text:style-name="L6">
        <text:list-item>
          <text:p text:style-name="P6">Esta criatura inmortal piensa.</text:p>
        </text:list-item>
        <text:list-item>
          <text:p text:style-name="P6">Y en este laboratorio, vamos a explorar <text:span text:style-name="Strong_20_Emphasis">cómo lo hace</text:span>.</text:p>
        </text:list-item>
        <text:list-item>
          <text:p text:style-name="P6">Veremos los componentes de este sistema de cálculo:</text:p>
          <text:list>
            <text:list-item>
              <text:p text:style-name="P6">el <text:span text:style-name="Strong_20_Emphasis">ADN</text:span> como memoria,</text:p>
            </text:list-item>
            <text:list-item>
              <text:p text:style-name="P6">la <text:span text:style-name="Strong_20_Emphasis">reproducción</text:span> como proceso,</text:p>
            </text:list-item>
            <text:list-item>
              <text:p text:style-name="P6">el <text:span text:style-name="Strong_20_Emphasis">individuo</text:span> como soporte,</text:p>
            </text:list-item>
            <text:list-item>
              <text:p text:style-name="P6">el <text:span text:style-name="Strong_20_Emphasis">ciclo de vida</text:span> como bucle computacional.</text:p>
            </text:list-item>
          </text:list>
        </text:list-item>
        <text:list-item>
          <text:p text:style-name="P6">Mostraremos cómo algo tan vasto puede tener una lógica interna, y cómo <text:span text:style-name="Strong_20_Emphasis">el pensamiento se vuelve vida, y la vida se vuelve pensamiento</text:span>.</text:p>
        </text:list-item>
      </text:list>
      <text:p text:style-name="Horizontal_20_Line"/>
      <text:p text:style-name="Text_20_body">¿Te gustaría que desarrolle directamente una <text:a xlink:type="simple" xlink:href="https://chatgpt.com/c/f" text:style-name="Internet_20_link" text:visited-style-name="Visited_20_Internet_20_Link">versión narrativa completa de esta sección</text:a>, o prefieres revisar primero esta estructura punto por punt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9:32:35.776000000</meta:creation-date>
    <dc:date>2025-06-19T19:33:57.888000000</dc:date>
    <meta:editing-duration>PT1M22S</meta:editing-duration>
    <meta:editing-cycles>1</meta:editing-cycles>
    <meta:document-statistic meta:table-count="0" meta:image-count="0" meta:object-count="0" meta:page-count="2" meta:paragraph-count="39" meta:word-count="507" meta:character-count="3005" meta:non-whitespace-character-count="2566"/>
    <meta:generator>LibreOffice/7.3.5.2$Windows_X86_64 LibreOffice_project/184fe81b8c8c30d8b5082578aee2fed2ea847c01</meta:generator>
  </office:meta>
</office:document-meta>
</file>